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146" officeooo:paragraph-rsid="00000146"/>
    </style:style>
    <style:style style:name="P2" style:family="paragraph" style:parent-style-name="Standard">
      <style:text-properties officeooo:rsid="000066b1" officeooo:paragraph-rsid="000066b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066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do</text:p>
      <text:p text:style-name="Standard"/>
      <text:p text:style-name="Standard">Position i data? (Off-line plots? integrera i data?) <text:span text:style-name="T1">Donal</text:span></text:p>
      <text:p text:style-name="Standard"/>
      <text:p text:style-name="Standard">Analysera Signalstyrka modes (optimal setting) <text:span text:style-name="T1">Björg</text:span></text:p>
      <text:p text:style-name="Standard"/>
      <text:p text:style-name="Standard">Kolla på optik och tröljus (ser vi konstigheter?)</text:p>
      <text:p text:style-name="Standard"/>
      <text:p text:style-name="Standard">Tappade bilden? Hur många bilden ar vi forlorad i operational mode <text:span text:style-name="T1">Ole M</text:span></text:p>
      <text:p text:style-name="Standard"/>
      <text:p text:style-name="P2">Fotometer (Jonas)</text:p>
      <text:p text:style-name="Standard"/>
      <text:p text:style-name="Standard">Varför färre stjärnor?? i UV1 vs UV2</text:p>
      <text:p text:style-name="Standard"/>
      <text:p text:style-name="Standard">Hur strukturerar vi folders etc..</text:p>
      <text:p text:style-name="Standard"/>
      <text:p text:style-name="Standard">Early spectroscopy? <text:span text:style-name="T1">Jörg</text:span></text:p>
      <text:p text:style-name="Standard"/>
      <text:p text:style-name="Standard">Pekning av kanaler?</text:p>
      <text:p text:style-name="Standard"/>
      <text:p text:style-name="Standard">Nadir kamera?</text:p>
      <text:p text:style-name="Standard"/>
      <text:p text:style-name="Standard">Absolut kalibrering fel? (1e9) <text:span text:style-name="T1">Linda/Jörg</text:span></text:p>
      <text:p text:style-name="Standard"/>
      <text:p text:style-name="Standard">Räfflarna vad är.</text:p>
      <text:p text:style-name="Standard"/>
      <text:p text:style-name="P1">Adding timestamp + png + text för quickview <text:span text:style-name="T1">Linda</text:span></text:p>
      <text:p text:style-name="P1"/>
      <text:p text:style-name="P2">Filtreringsverktyg Ole 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44:39.513409729</meta:creation-date>
    <dc:date>2022-11-10T10:26:36.418097206</dc:date>
    <meta:editing-duration>PT21M36S</meta:editing-duration>
    <meta:editing-cycles>1</meta:editing-cycles>
    <meta:document-statistic meta:table-count="0" meta:image-count="0" meta:object-count="0" meta:page-count="1" meta:paragraph-count="15" meta:word-count="79" meta:character-count="508" meta:non-whitespace-character-count="444"/>
    <meta:generator>LibreOffice/7.3.6.2$Linux_X86_64 LibreOffice_project/30$Build-2</meta:generator>
  </office:meta>
</office:document-meta>
</file>